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 table:number-rows-repeated="1048467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00/00/00</text:date>, <text:time style:data-style-name="N2" text:time-value="17:08:09.97541959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6T17:09:36.755673567</dc:date>
    <meta:editing-duration>PT17H20M58S</meta:editing-duration>
    <meta:editing-cycles>235</meta:editing-cycles>
    <meta:document-statistic meta:table-count="1" meta:cell-count="432" meta:object-count="0"/>
  </office:meta>
</office:document-meta>
</file>